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ucidatypewriter" svg:font-family="lucidatypewri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a020f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rosshutdown;</text:span></text:p>
      <text:p text:style-name="Standard"><text:span text:style-name="T1">clc;</text:span></text:p>
      <text:p text:style-name="Standard"><text:span text:style-name="T1">clear;</text:span></text:p>
      <text:p text:style-name="Standard"><text:span text:style-name="T1">rosinit(</text:span><text:span text:style-name="T2">'192.168.11.123'</text:span><text:span text:style-name="T1">); </text:span></text:p>
      <text:p text:style-name="Standard"><text:span text:style-name="T3">% rosinit('172.29.64.201'); % Ip address</text:span></text:p>
      <text:p text:style-name="Standard"><text:span text:style-name="T3">% To establish connection</text:span></text:p>
      <text:p text:style-name="Standard"><text:span text:style-name="T1">soundpub=rospublisher(</text:span><text:span text:style-name="T2">'/mobile_base/commands/sound'</text:span><text:span text:style-name="T1">,</text:span><text:span text:style-name="T2">'kobuki_msgs/Sound'</text:span><text:span text:style-name="T1">);</text:span></text:p>
      <text:p text:style-name="Standard"><text:span text:style-name="T1">soundmsg = rosmessage(rostype.kobuki_msgs_Sound);</text:span></text:p>
      <text:p text:style-name="Standard"><text:span text:style-name="T1">soundmsg.Value=6;</text:span></text:p>
      <text:p text:style-name="Standard"><text:span text:style-name="T1">send(soundpub,soundmsg)</text:span></text:p>
      <text:p text:style-name="Standard"><text:span text:style-name="T1">robot=rospublisher(</text:span><text:span text:style-name="T2">'/mobile_base/commands/velocity'</text:span><text:span text:style-name="T1">);</text:span></text:p>
      <text:p text:style-name="Standard"><text:span text:style-name="T1">velmsg=rosmessage(robot);</text:span></text:p>
      <text:p text:style-name="Standard"><text:span text:style-name="T1">laser=rossubscriber(</text:span><text:span text:style-name="T2">'/scan'</text:span><text:span text:style-name="T1">);</text:span></text:p>
      <text:p text:style-name="Standard"><text:span text:style-name="T1">tic;</text:span></text:p>
      <text:p text:style-name="Standard"><text:span text:style-name="T4">while</text:span><text:span text:style-name="T1"> toc&lt;100</text:span></text:p>
      <text:p text:style-name="Standard"><text:span text:style-name="T1"><text:s text:c="2"/></text:span><text:span text:style-name="T3">% Collect information from laser scan</text:span></text:p>
      <text:p text:style-name="Standard"><text:span text:style-name="T1"><text:s text:c="2"/>scan=receive(laser,3);</text:span></text:p>
      <text:p text:style-name="Standard"><text:span text:style-name="T1"><text:s text:c="2"/>plot(scan);</text:span></text:p>
      <text:p text:style-name="Standard"><text:span text:style-name="T1"><text:s text:c="2"/>data=readCartesian(scan);</text:span></text:p>
      <text:p text:style-name="Standard"><text:span text:style-name="T1"><text:s text:c="2"/>x=data(:,1);</text:span></text:p>
      <text:p text:style-name="Standard"><text:span text:style-name="T1"><text:s text:c="2"/>y=data(:,2);</text:span></text:p>
      <text:p text:style-name="Standard"><text:span text:style-name="T1"><text:s text:c="2"/></text:span><text:span text:style-name="T3">% Compute distance of the closest obstacle</text:span></text:p>
      <text:p text:style-name="Standard"><text:span text:style-name="T1"><text:s text:c="2"/>dist=sqrt(x.^2+y.^20);</text:span></text:p>
      <text:p text:style-name="Standard"><text:span text:style-name="T1"><text:s text:c="2"/>minDist=min(dist);</text:span></text:p>
      <text:p text:style-name="Standard"><text:span text:style-name="T1"><text:s text:c="2"/></text:span><text:span text:style-name="T3">% * Set some parameters that will be used in the processing loop. You can modify</text:span></text:p>
      <text:p text:style-name="Standard"><text:span text:style-name="T3">% these values for different behavior.</text:span></text:p>
      <text:p text:style-name="Standard"><text:span text:style-name="T1"><text:s text:c="2"/>spinVelocity=0.6;</text:span></text:p>
      <text:p text:style-name="Standard"><text:span text:style-name="T1"><text:s text:c="2"/>forwardVelocity=0.1;</text:span></text:p>
      <text:p text:style-name="Standard"><text:span text:style-name="T1"><text:s text:c="2"/>backwardVelocity=-0.02;</text:span></text:p>
      <text:p text:style-name="Standard"><text:span text:style-name="T1"><text:s text:c="2"/>distanceThreshold=0.6;</text:span></text:p>
      <text:p text:style-name="Standard"><text:span text:style-name="T1"><text:s text:c="3"/></text:span><text:span text:style-name="T3">% Command robot action</text:span></text:p>
      <text:p text:style-name="Standard"><text:span text:style-name="T1"><text:s text:c="2"/></text:span><text:span text:style-name="T4">if</text:span><text:span text:style-name="T1"> minDist&lt; distanceThreshold</text:span></text:p>
      <text:p text:style-name="Standard"><text:span text:style-name="T1"><text:s text:c="7"/></text:span><text:span text:style-name="T3">% If close to obstacle, back up slightly and spin</text:span></text:p>
      <text:p text:style-name="Standard"><text:span text:style-name="T1"><text:s text:c="6"/>velmsg.Angular.Z=spinVelocity;</text:span></text:p>
      <text:p text:style-name="Standard"><text:span text:style-name="T1"><text:s text:c="6"/>velmsg.Linear.X=backwardVelocity;</text:span></text:p>
      <text:p text:style-name="Standard"><text:span text:style-name="T1"><text:s text:c="2"/></text:span><text:span text:style-name="T4">else</text:span></text:p>
      <text:p text:style-name="Standard"><text:span text:style-name="T1"><text:s text:c="8"/></text:span><text:span text:style-name="T3">% Continue on forward path</text:span></text:p>
      <text:p text:style-name="Standard"><text:span text:style-name="T1"><text:s text:c="7"/>velmsg.Linear.X=forwardVelocity;</text:span></text:p>
      <text:p text:style-name="Standard"><text:span text:style-name="T1"><text:s text:c="7"/>velmsg.Angular.Z=0;</text:span></text:p>
      <text:p text:style-name="Standard"><text:span text:style-name="T1"><text:s text:c="2"/></text:span><text:span text:style-name="T4">end</text:span></text:p>
      <text:p text:style-name="Standard"><text:span text:style-name="T1"><text:s text:c="2"/>send(robot,velmsg)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4"><text:s/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ucidatypewriter" svg:font-family="lucidatypewri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17:05.569353208</meta:creation-date>
    <dc:date>2017-04-29T23:17:37.417859703</dc:date>
    <meta:editing-duration>P0D</meta:editing-duration>
    <meta:editing-cycles>1</meta:editing-cycles>
    <meta:document-statistic meta:table-count="0" meta:image-count="0" meta:object-count="0" meta:page-count="1" meta:paragraph-count="44" meta:word-count="101" meta:character-count="1152" meta:non-whitespace-character-count="1010"/>
    <meta:generator>LibreOffice/4.2.8.2$Linux_X86_64 LibreOffice_project/420m0$Build-2</meta:generator>
  </office:meta>
</office:document-meta>
</file>